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55cm" fo:min-width="4cm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55cm" fo:min-width="2.5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55cm" fo:min-width="3.8cm"/>
    </style:style>
    <style:style style:name="gr4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gr5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.5cm" svg:height="1.8cm" svg:x="1.2cm" svg:y="1.2cm">
          <text:p text:style-name="P1">Мысли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cm" svg:height="1.8cm" svg:x="1.2cm" svg:y="3.2cm">
          <text:p text:style-name="P1">Лаба_друга.cpp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cm" svg:height="1.8cm" svg:x="9.3cm" svg:y="2.2cm">
          <text:p text:style-name="P1">Лаба.cpp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3cm" svg:height="1.8cm" svg:x="16.2cm" svg:y="2.2cm">
          <text:p text:style-name="P1">Исполняемый</text:p>
          <text:p text:style-name="P1">файл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5cm" svg:height="1.8cm" svg:x="12cm" svg:y="5.2cm">
          <text:p text:style-name="P1">Сообщение</text:p>
          <text:p text:style-name="P1">об ошибке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5cm" svg:height="1.8cm" svg:x="24cm" svg:y="2.2cm">
          <text:p text:style-name="P1">Чёрное окошко</text:p>
          <text:p text:style-name="P1">(консоль)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line-skew="-1.5cm" svg:x1="5.7cm" svg:y1="2.1cm" svg:x2="9.3cm" svg:y2="3.1cm" draw:start-shape="id1" draw:start-glue-point="1" draw:end-shape="id2" draw:end-glue-point="3" svg:d="M5700 2100h300v1000h3300" svg:viewBox="0 0 3601 1001">
          <text:p/>
        </draw:connector>
        <draw:connector draw:style-name="gr5" draw:text-style-name="P2" draw:layer="layout" draw:line-skew="-1.5cm" svg:x1="5.7cm" svg:y1="4.1cm" svg:x2="9.3cm" svg:y2="3.1cm" draw:start-shape="id3" draw:start-glue-point="1" draw:end-shape="id2" draw:end-glue-point="3" svg:d="M5700 4100h300v-1000h3300" svg:viewBox="0 0 3601 1001">
          <text:p text:style-name="P1">Редактор</text:p>
          <text:p text:style-name="P1"/>
          <text:p text:style-name="P1"/>
          <text:p text:style-name="P1"/>
        </draw:connector>
        <draw:connector draw:style-name="gr5" draw:text-style-name="P2" xml:id="id5" draw:id="id5" draw:layer="layout" svg:x1="12.3cm" svg:y1="3.1cm" svg:x2="16.2cm" svg:y2="3.1cm" draw:start-shape="id2" draw:start-glue-point="1" draw:end-shape="id4" draw:end-glue-point="3" svg:d="M12300 3100h3900" svg:viewBox="0 0 3901 1">
          <text:p text:style-name="P1">Компилятор </text:p>
          <text:p text:style-name="P1"/>
        </draw:connector>
        <draw:connector draw:style-name="gr4" draw:text-style-name="P2" draw:layer="layout" draw:type="line" svg:x1="14.25cm" svg:y1="3.1cm" svg:x2="14.25cm" svg:y2="5.2cm" draw:start-shape="id5" draw:start-glue-point="0" draw:end-shape="id6" svg:d="M14250 3100v2100" svg:viewBox="0 0 1 2101">
          <text:p/>
        </draw:connector>
        <draw:connector draw:style-name="gr5" draw:text-style-name="P2" draw:layer="layout" draw:type="line" svg:x1="20.5cm" svg:y1="3.1cm" svg:x2="24cm" svg:y2="3.1cm" draw:start-shape="id4" draw:start-glue-point="1" draw:end-shape="id7" draw:end-glue-point="3" svg:d="M20500 3100h3500" svg:viewBox="0 0 3501 1">
          <text:p text:style-name="P1">Запуск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7T17:24:18.570271989</meta:creation-date>
    <dc:date>2016-11-17T17:38:18.678563958</dc:date>
    <meta:editing-duration>PT3M19S</meta:editing-duration>
    <meta:editing-cycles>4</meta:editing-cycles>
    <meta:generator>LibreOffice/5.0.6.2$Linux_x86 LibreOffice_project/00m0$Build-2</meta:generator>
    <meta:document-statistic meta:object-count="11"/>
  </office:meta>
</office:document-meta>
</file>